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37000000D1D0DE250BDEFED4F7.png" manifest:media-type="image/png"/>
  <manifest:file-entry manifest:full-path="Pictures/10000001000007560000037AAFD0F1189BF31BE2.png" manifest:media-type="image/png"/>
  <manifest:file-entry manifest:full-path="Pictures/1000000100000744000002E45A43689084FBAD2B.png" manifest:media-type="image/png"/>
  <manifest:file-entry manifest:full-path="Pictures/1000000100000763000002304AC74C21A01C3424.png" manifest:media-type="image/png"/>
  <manifest:file-entry manifest:full-path="Pictures/1000000100000780000004384890E0CF471A32B5.png" manifest:media-type="image/png"/>
  <manifest:file-entry manifest:full-path="Pictures/100000010000077B000003CBCA5A71D504063B0B.png" manifest:media-type="image/png"/>
  <manifest:file-entry manifest:full-path="Pictures/100000010000075C000003288212DB4B2D2A190A.png" manifest:media-type="image/png"/>
  <manifest:file-entry manifest:full-path="Pictures/10000001000007800000041879DA7061B6E93AD0.png" manifest:media-type="image/png"/>
  <manifest:file-entry manifest:full-path="Pictures/1000000100000780000004385D56DCD1219ED33E.png" manifest:media-type="image/png"/>
  <manifest:file-entry manifest:full-path="Pictures/10000001000003D30000033ABA9364208A77F399.png" manifest:media-type="image/png"/>
  <manifest:file-entry manifest:full-path="Pictures/10000001000003CE0000031943672408DA7C73A8.png" manifest:media-type="image/png"/>
  <manifest:file-entry manifest:full-path="Pictures/100000010000075B0000030E28BAA3CBB5A414EF.png" manifest:media-type="image/png"/>
  <manifest:file-entry manifest:full-path="Pictures/10000001000003D10000022A2CB2FAA30FE0FE84.png" manifest:media-type="image/png"/>
  <manifest:file-entry manifest:full-path="Pictures/10000001000007730000038CDB7F11D6C825E967.png" manifest:media-type="image/png"/>
  <manifest:file-entry manifest:full-path="Pictures/10000001000003E6000002337CF60CA3DFD557A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74cm" fo:min-width="1.34cm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 fo:min-height="0.882cm" fo:min-width="2.754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729fc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7.999cm" svg:height="15.749cm" svg:x="0.033cm" svg:y="0.004cm">
          <draw:image xlink:href="Pictures/1000000100000780000004385D56DCD1219ED3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7.999cm" svg:height="11.138cm" svg:x="0.033cm" svg:y="2.31cm">
          <draw:image xlink:href="Pictures/1000000100000744000002E45A43689084FBAD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7.999cm" svg:height="8.291cm" svg:x="0cm" svg:y="0.4cm">
          <draw:image xlink:href="Pictures/1000000100000763000002304AC74C21A01C34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27.999cm" svg:height="14.196cm" svg:x="0.033cm" svg:y="0.781cm">
          <draw:image xlink:href="Pictures/100000010000077B000003CBCA5A71D504063B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7.999cm" svg:height="15.749cm" svg:x="0.033cm" svg:y="0.004cm">
          <draw:image xlink:href="Pictures/1000000100000780000004384890E0CF471A32B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8.666cm" svg:height="15.749cm" svg:x="4.7cm" svg:y="0.004cm">
          <draw:image xlink:href="Pictures/10000001000003D30000033ABA9364208A77F3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282cm" svg:x="0.033cm" svg:y="0.238cm">
          <draw:image xlink:href="Pictures/10000001000007800000041879DA7061B6E93AD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19.344cm" svg:height="15.749cm" svg:x="4.6cm" svg:y="0cm">
          <draw:image xlink:href="Pictures/10000001000003CE0000031943672408DA7C73A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1.627cm" svg:x="0.033cm" svg:y="0.889cm">
          <draw:image xlink:href="Pictures/100000010000075B0000030E28BAA3CBB5A414E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2.007cm" svg:x="0.033cm" svg:y="0.699cm">
          <draw:image xlink:href="Pictures/100000010000075C000003288212DB4B2D2A190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235cm" svg:height="13.107cm" svg:x="2.365cm" svg:y="0.8cm">
          <draw:image xlink:href="Pictures/10000001000003E6000002337CF60CA3DFD557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757cm" svg:height="13.471cm" svg:x="1.843cm" svg:y="0.729cm">
          <draw:image xlink:href="Pictures/10000001000003D10000022A2CB2FAA30FE0FE8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3.33cm" svg:x="-0.599cm" svg:y="-0.33cm">
          <draw:image xlink:href="Pictures/10000001000007730000038CDB7F11D6C825E967.png" xlink:type="simple" xlink:show="embed" xlink:actuate="onLoad" draw:mime-type="image/png">
            <text:p/>
          </draw:image>
        </draw:frame>
        <draw:custom-shape draw:style-name="gr3" draw:text-style-name="P4" draw:layer="layout" svg:width="2.6cm" svg:height="1.4cm" svg:x="4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3.268cm" svg:x="0.033cm" svg:y="0.069cm">
          <draw:image xlink:href="Pictures/10000001000007560000037AAFD0F1189BF31BE2.png" xlink:type="simple" xlink:show="embed" xlink:actuate="onLoad" draw:mime-type="image/png">
            <text:p/>
          </draw:image>
        </draw:frame>
        <draw:custom-shape draw:style-name="gr4" draw:text-style-name="P2" draw:layer="layout" svg:width="4.6cm" svg:height="1.6cm" svg:x="2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7.999cm" svg:height="3.677cm" svg:x="0.2cm" svg:y="13.2cm">
          <draw:image xlink:href="Pictures/1000000100000637000000D1D0DE250BDEFED4F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2:38:12.863421788</meta:creation-date>
    <dc:date>2024-01-07T12:58:53.254598581</dc:date>
    <meta:editing-duration>PT20M51S</meta:editing-duration>
    <meta:editing-cycles>8</meta:editing-cycles>
    <meta:generator>LibreOffice/7.5.9.2$Linux_X86_64 LibreOffice_project/50$Build-2</meta:generator>
    <meta:document-statistic meta:object-count="104"/>
  </office:meta>
</office:document-meta>
</file>